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7/08/2021</text:span></text:p>
      <text:p text:style-name="P9"/>
      <text:p text:style-name="P10">RECIBI CONFORME</text:p>
      <text:p text:style-name="P9"/>
      <text:p text:style-name="P11">CLIENTE: OSCCO POCCO, JACK ROBERT</text:p>
      <text:p text:style-name="P12">CANT. TOTAL DE CAJAS: 8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ROJ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NEGR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CHANCAS CARGO</text:span></text:p>
      <text:p text:style-name="P5"><text:span text:style-name="T1">Destino: </text:span><text:span text:style-name="T3">ANDAHUAYLAS</text:span></text:p>
      <text:p text:style-name="P5"/>
      <text:p text:style-name="P5">Recojo: <text:span text:style-name="T3">OSCCO POCCO, JACK ROBERT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6T23:16:4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